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acb9" officeooo:paragraph-rsid="0012acb9"/>
    </style:style>
    <style:style style:name="P2" style:family="paragraph" style:parent-style-name="Text_20_body">
      <style:text-properties officeooo:rsid="0013c320" officeooo:paragraph-rsid="0013c320"/>
    </style:style>
    <style:style style:name="P3" style:family="paragraph" style:parent-style-name="Text_20_body">
      <style:text-properties officeooo:rsid="0014132e" officeooo:paragraph-rsid="0014132e"/>
    </style:style>
    <style:style style:name="P4" style:family="paragraph" style:parent-style-name="Heading_20_1">
      <style:text-properties officeooo:rsid="0012acb9" officeooo:paragraph-rsid="0012acb9"/>
    </style:style>
    <style:style style:name="P5" style:family="paragraph" style:parent-style-name="Heading_20_2">
      <style:text-properties officeooo:rsid="0012acb9" officeooo:paragraph-rsid="0012ac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c320"/>
    </style:style>
    <style:style style:name="T3" style:family="text">
      <style:text-properties officeooo:rsid="00152785"/>
    </style:style>
    <style:style style:name="T4" style:family="text">
      <style:text-properties officeooo:rsid="0016fe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Elfy</text:h>
      <text:h text:style-name="P5" text:outline-level="2">Cechy rasowe</text:h>
      <text:p text:style-name="P1">Twój elf posiada pewne naturalne zdolności, efekt tysięcy lat elfickiego doskonalenia się. </text:p>
      <text:p text:style-name="P1"><text:span text:style-name="T1">Zwiększenie wartości atrybutów</text:span>: Zwiększ Zręczność o 2.</text:p>
      <text:p text:style-name="P1"><text:span text:style-name="T1">Wiek</text:span>: Choć elfy osiągają fizyczną dojrzałość mniej-więcej tak szybko jak ludzie, elfickie zrozumienie dorosłości przekracza kwestie czysto fizyczne i obejmuje doświadczenie życiowe i wiedzę. Elf typowo osiąga dorosłość i przyjmuje dorosłe imię w wieku 100 lat i może dożyć nawet 750 lat.</text:p>
      <text:p text:style-name="P1"><text:span text:style-name="T1">Charakter</text:span>: Elfy kochają wolność, r<text:span text:style-name="T4">óż</text:span>norodność i samoekspresję, więc przychylają się ku dobrotliwemu chaosowi. Cenią i bronią wolności innych jak i swojej i częściej są dobre niż nie. </text:p>
      <text:p text:style-name="P1"><text:span text:style-name="T1">Rozmiar</text:span>: Ely zazwyczaj osiągają 5 lub 6 stóp wysokości i są dosyć szczupłe. Ich rozmiar to Średni.</text:p>
      <text:p text:style-name="P1"><text:span text:style-name="T1">Szybkość</text:span>: Bazowa szybkość elfa to 30 stóp.</text:p>
      <text:p text:style-name="P1"><text:span text:style-name="T1">Widzenie w ciemnościach</text:span>: <text:span text:style-name="T2">Przyzwyczajone do ciemnych lasów i nocnego nieba, elfy posiadają wzrok dostosowany do ciemności i złego </text:span><text:span text:style-name="T4">o</text:span><text:span text:style-name="T2">świetlenia. Widzisz w słabym oświetleniu w zasięgu 60 stóp jakbyś był w jasnym świetle, a w ciemności, jakbyś był w słabym świetle. Nie dostrzegasz kolorów w ciemności, tylko odcienie szarości. </text:span></text:p>
      <text:p text:style-name="P2"><text:span text:style-name="T1">Czułe zmysły</text:span>: Posiadasz Biegłość w umiejętności Percepcja.</text:p>
      <text:p text:style-name="P2"><text:span text:style-name="T1">Dziedzictwo Fey</text:span>: Masz Przewagę na rzutach obronnych przeciwko zostaniu zauroczonym. Dodatkowo, magia nie może Cie uśpić. </text:p>
      <text:p text:style-name="P2"><text:span text:style-name="T1">Trans</text:span>: Elfy nie potrzebują spać. Zamiast tego, medytują one intensywnie, będą<text:span text:style-name="T3">c</text:span> p<text:span text:style-name="T3">ó</text:span>łprzytomnymi, przez 4 godziny na dobę. Powszechnie nazywa się to „transem”. Podczas medytacji, masz rodzaje snów – są to tak naprawdę ćwiczenia medyta<text:span text:style-name="T4">cyjne</text:span>, które stały się automatyczne po latach ćwiczeń. Po odpoczywaniu w taki sposób, otrzymujesz takie same korzyści jak człowiek po 8 godzinach snu.</text:p>
      <text:p text:style-name="P3"><text:span text:style-name="T1">Języki</text:span>: Mówisz, piszesz i czytasz we wspólnym i elfickim. Elficki jest płynny, z subtelnymi intonacjami i szczegółową gramatyką. Elficka literatura jest bogata i r<text:span text:style-name="T3">óż</text:span>nor<text:span text:style-name="T3">o</text:span>dna, a ich p<text:span text:style-name="T4">ieśni</text:span> i poezja są słynne pośród innych ras. Wielu bardów ucz<text:span text:style-name="T3">y</text:span> się <text:span text:style-name="T3">elfickiego</text:span>, by móc dodać elfickie ballady do swoich występó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01:52:35.716000000</dc:date>
    <meta:editing-duration>PT23M56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3" meta:word-count="288" meta:character-count="1963" meta:non-whitespace-character-count="1683"/>
  </office:meta>
</office:document-meta>
</file>